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60H35M40.930051001S" calcext:value-type="time">
            <text:p>1660:3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NPC relationship levels cleanup,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travel?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3]-[.B333] &gt; 0; [.C333]-[.B3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3]-[.F333] &gt; 0; [.G333]-[.F333]; 0)" office:value-type="time" office:time-value="PT00H00M00S" calcext:value-type="time">
            <text:p>00:00</text:p>
          </table:table-cell>
          <table:table-cell table:formula="of:=[.D333]+[.H3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4]-[.B334] &gt; 0; [.C334]-[.B3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5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08:03:37.4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9T10:48:38.587000000</dc:date>
    <meta:editing-duration>P74DT11H4M31S</meta:editing-duration>
    <meta:editing-cycles>1949</meta:editing-cycles>
    <meta:generator>LibreOffice/7.2.6.2$Windows_X86_64 LibreOffice_project/b0ec3a565991f7569a5a7f5d24fed7f52653d754</meta:generator>
    <dc:creator>Benjamin Laws</dc:creator>
    <meta:document-statistic meta:table-count="2" meta:cell-count="2433" meta:object-count="0"/>
  </office:meta>
</office:document-meta>
</file>